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2e3" officeooo:paragraph-rsid="001ef2e3"/>
    </style:style>
    <style:style style:name="P2" style:family="paragraph" style:parent-style-name="Standard">
      <style:text-properties officeooo:rsid="001ef2e3" officeooo:paragraph-rsid="001fbce5"/>
    </style:style>
    <style:style style:name="P3" style:family="paragraph" style:parent-style-name="Standard">
      <style:text-properties officeooo:rsid="0021242c" officeooo:paragraph-rsid="0021242c"/>
    </style:style>
    <style:style style:name="P4" style:family="paragraph" style:parent-style-name="Standard">
      <style:text-properties officeooo:rsid="0021b71f" officeooo:paragraph-rsid="0021b71f"/>
    </style:style>
    <style:style style:name="P5" style:family="paragraph" style:parent-style-name="Standard">
      <style:text-properties officeooo:rsid="0025dc63" officeooo:paragraph-rsid="0025dc63"/>
    </style:style>
    <style:style style:name="P6" style:family="paragraph" style:parent-style-name="Standard">
      <style:text-properties officeooo:rsid="0025dc63" officeooo:paragraph-rsid="0026ee45"/>
    </style:style>
    <style:style style:name="P7" style:family="paragraph" style:parent-style-name="Standard">
      <style:text-properties fo:font-weight="bold" officeooo:rsid="0025dc63" officeooo:paragraph-rsid="0025dc63" style:font-weight-asian="bold" style:font-weight-complex="bold"/>
    </style:style>
    <style:style style:name="P8" style:family="paragraph" style:parent-style-name="Standard">
      <style:text-properties officeooo:rsid="0026ee45" officeooo:paragraph-rsid="0026ee45"/>
    </style:style>
    <style:style style:name="P9" style:family="paragraph" style:parent-style-name="Standard">
      <style:text-properties officeooo:rsid="0028d7bf" officeooo:paragraph-rsid="0028d7bf"/>
    </style:style>
    <style:style style:name="P10" style:family="paragraph" style:parent-style-name="Standard">
      <style:text-properties officeooo:rsid="00399807" officeooo:paragraph-rsid="00399807"/>
    </style:style>
    <style:style style:name="P11" style:family="paragraph" style:parent-style-name="Standard">
      <style:text-properties officeooo:rsid="00399807" officeooo:paragraph-rsid="003b6baa"/>
    </style:style>
    <style:style style:name="P12" style:family="paragraph" style:parent-style-name="Standard">
      <style:text-properties officeooo:rsid="00399807" officeooo:paragraph-rsid="003cf61f"/>
    </style:style>
    <style:style style:name="P13" style:family="paragraph" style:parent-style-name="Standard">
      <style:text-properties officeooo:rsid="003ddb54" officeooo:paragraph-rsid="003e7f12"/>
    </style:style>
    <style:style style:name="P14" style:family="paragraph" style:parent-style-name="Standard">
      <style:text-properties officeooo:rsid="003e7f12" officeooo:paragraph-rsid="003e7f12"/>
    </style:style>
    <style:style style:name="P15" style:family="paragraph" style:parent-style-name="Standard">
      <style:text-properties officeooo:rsid="00407719" officeooo:paragraph-rsid="00439f7c"/>
    </style:style>
    <style:style style:name="P16" style:family="paragraph" style:parent-style-name="Standard">
      <style:text-properties officeooo:rsid="00439f7c" officeooo:paragraph-rsid="00439f7c"/>
    </style:style>
    <style:style style:name="P17" style:family="paragraph" style:parent-style-name="Standard">
      <style:text-properties officeooo:rsid="003cf61f" officeooo:paragraph-rsid="003cf61f"/>
    </style:style>
    <style:style style:name="P18" style:family="paragraph" style:parent-style-name="Standard">
      <style:text-properties officeooo:rsid="00413fd6" officeooo:paragraph-rsid="00439f7c"/>
    </style:style>
    <style:style style:name="P19" style:family="paragraph" style:parent-style-name="Standard">
      <style:text-properties officeooo:rsid="001ef2e3" officeooo:paragraph-rsid="001ef2e3"/>
    </style:style>
    <style:style style:name="P20" style:family="paragraph" style:parent-style-name="Standard">
      <style:text-properties officeooo:rsid="00461208" officeooo:paragraph-rsid="00461208"/>
    </style:style>
    <style:style style:name="T1" style:family="text">
      <style:text-properties officeooo:rsid="001fbce5"/>
    </style:style>
    <style:style style:name="T2" style:family="text">
      <style:text-properties officeooo:rsid="00231af4"/>
    </style:style>
    <style:style style:name="T3" style:family="text">
      <style:text-properties officeooo:rsid="0026ee45"/>
    </style:style>
    <style:style style:name="T4" style:family="text">
      <style:text-properties officeooo:rsid="0028d7bf"/>
    </style:style>
    <style:style style:name="T5" style:family="text">
      <style:text-properties officeooo:rsid="003b6baa"/>
    </style:style>
    <style:style style:name="T6" style:family="text">
      <style:text-properties officeooo:rsid="003cf61f"/>
    </style:style>
    <style:style style:name="T7" style:family="text">
      <style:text-properties officeooo:rsid="003d1d9f"/>
    </style:style>
    <style:style style:name="T8" style:family="text">
      <style:text-properties officeooo:rsid="003e7f12"/>
    </style:style>
    <style:style style:name="T9" style:family="text">
      <style:text-properties officeooo:rsid="003f15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display_2 timing</text:p>
      <text:p text:style-name="P1"/>
      <text:p text:style-name="P1">Clock for the one wire link.</text:p>
      <text:p text:style-name="P1"/>
      <text:p text:style-name="P1">Synchronise 9.6K data stream to 16MHz CPU frequency.</text:p>
      <text:p text:style-name="P1"/>
      <text:p text:style-name="P2">UNO (328) Use timer zero <text:span text:style-name="T1">with times 8 prescaler giving a 2MHz clock. <text:s/></text:span></text:p>
      <text:p text:style-name="P3">Counts to 208.</text:p>
      <text:p text:style-name="P3"/>
      <text:p text:style-name="P4">A<text:span text:style-name="T2">T</text:span>tiny 1606 also offers a times 8 prescaler</text:p>
      <text:p text:style-name="P4"/>
      <text:p text:style-name="P4"/>
      <text:p text:style-name="P7">Timing</text:p>
      <text:p text:style-name="P5"/>
      <text:p text:style-name="P9">Set WPU on com port</text:p>
      <text:p text:style-name="P5">Set slow clock tick rate AND call Display_driver(0);</text:p>
      <text:p text:style-name="P5">Tick 1<text:tab/><text:tab/><text:tab/><text:tab/> call Display_driver(1);</text:p>
      <text:p text:style-name="P5">Tick 2<text:tab/><text:tab/><text:tab/><text:tab/> call Display_driver(2);</text:p>
      <text:p text:style-name="P5">Tick 3<text:tab/><text:tab/><text:tab/><text:tab/> call Display_driver(3);</text:p>
      <text:p text:style-name="P5"/>
      <text:p text:style-name="P5">Tick 7<text:tab/><text:tab/><text:tab/><text:tab/> call Display_driver(7); AND set fast clock tick rate and issue start bit</text:p>
      <text:p text:style-name="P5">Tick 8<text:tab/><text:tab/><text:tab/><text:tab/> send <text:span text:style-name="T3">bit 0</text:span></text:p>
      <text:p text:style-name="P6">Tick <text:span text:style-name="T3">9</text:span><text:tab/><text:tab/><text:tab/><text:tab/> send <text:span text:style-name="T3">bit 1</text:span></text:p>
      <text:p text:style-name="P6"/>
      <text:p text:style-name="P8">Tick 15<text:tab/><text:tab/><text:tab/>send bit 7</text:p>
      <text:p text:style-name="P8">Ticks 16 – 24<text:tab/><text:tab/><text:tab/>receive start bit and 8 data bits and wait 0.5 clock cycle <text:span text:style-name="T4">then WPU</text:span></text:p>
      <text:p text:style-name="P8"/>
      <text:p text:style-name="P8">Repeat with slow clock tick AND Display_driver(0)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0">Display/<text:span text:style-name="T5">comms</text:span> timing</text:p>
      <text:p text:style-name="P10"/>
      <text:p text:style-name="P10"><text:span text:style-name="T6">1606:<text:tab/></text:span>16MHz clock 8MHz prescaler gives 2MHz peripheral clock</text:p>
      <text:p text:style-name="P10"/>
      <text:p text:style-name="P10">In a 2mS display period it counts to 4000.</text:p>
      <text:p text:style-name="P10"/>
      <text:p text:style-name="P11"><text:tab/></text:p>
      <text:p text:style-name="P11"><text:tab/><text:span text:style-name="T5">4800<text:tab/><text:tab/><text:tab/><text:tab/>417<text:tab/><text:tab/><text:tab/><text:tab/><text:tab/><text:tab/>2ms</text:span></text:p>
      <text:p text:style-name="P12">For a <text:tab/>9600 baud rate it counts to <text:tab/>208 <text:tab/><text:tab/><text:tab/>Transaction time is <text:tab/><text:span text:style-name="T5">1ms</text:span></text:p>
      <text:p text:style-name="P11"><text:tab/><text:span text:style-name="T5">19200<text:tab/><text:tab/><text:tab/><text:tab/>104<text:tab/><text:tab/><text:tab/><text:tab/><text:tab/><text:tab/>0.52</text:span></text:p>
      <text:p text:style-name="P11"><text:span text:style-name="T5"><text:tab/>28</text:span>800<text:tab/><text:tab/><text:tab/><text:tab/><text:span text:style-name="T5">69</text:span><text:tab/><text:tab/><text:tab/><text:tab/><text:tab/><text:tab/><text:span text:style-name="T5">0.35</text:span></text:p>
      <text:p text:style-name="P12"><text:tab/><text:span text:style-name="T5">38400<text:tab/><text:tab/><text:tab/><text:tab/>52<text:tab/><text:tab/><text:tab/><text:tab/><text:tab/><text:tab/>0.26</text:span><text:tab/></text:p>
      <text:p text:style-name="P12"/>
      <text:p text:style-name="P17">328:<text:tab/>16MHz clock Use x8 or x64 prescalers giving 2MHz or 0.25MHz clocks.</text:p>
      <text:p text:style-name="P12"/>
      <text:p text:style-name="P12"><text:span text:style-name="T6">For a <text:tab/>4800 baud rate it counts to <text:tab/>417 or 52 (0.25MHz clock)</text:span><text:tab/><text:tab/><text:tab/><text:tab/></text:p>
      <text:p text:style-name="P1"><text:tab/><text:span text:style-name="T7">9600<text:tab/><text:tab/><text:tab/><text:tab/>208 or 26</text:span></text:p>
      <text:p text:style-name="P1"/>
      <text:p text:style-name="P13">Experimental set up:<text:tab/></text:p>
      <text:p text:style-name="P13">328 has a 0.25MHz <text:span text:style-name="T8">timer </text:span>clock and counts to 20 giving a baud rate of 12.5K </text:p>
      <text:p text:style-name="P14">1606 has a 0.25MHz timer clock and counts to 28 <text:span text:style-name="T9">Experimental value; (0.35MHz clock 22.4MHz free running clock??)</text:span></text:p>
      <text:p text:style-name="P14"/>
      <text:p text:style-name="P14"/>
      <text:p text:style-name="P15">1606 0.5 second period 2MHz Peripheral clock x64 prescaler gives 31.25KHz clock which counts to 15625 in 0.5 s <text:s/></text:p>
      <text:p text:style-name="P18">(Note counting to 21875 gives a 0.5 second period.</text:p>
      <text:p text:style-name="P16">Prescaler clock is 43.75KHz rather than 31.25KHz</text:p>
      <text:p text:style-name="P16">Peripheral clock is 2.8MHz rather than 2MHz.)</text:p>
      <text:p text:style-name="P15"/>
      <text:p text:style-name="P18">assumes a clock of 43.75Hz 22.4MHz)</text:p>
      <text:p text:style-name="P1"/>
      <text:p text:style-name="P1"/>
      <text:p text:style-name="P20">9600 Baud rate<text:tab/>1606 has peripheral clock of 2.8MHz Count to 292 rather than 2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8:06:39.291000000</meta:creation-date>
    <meta:generator>LibreOffice/6.2.8.2$Windows_X86_64 LibreOffice_project/f82ddfca21ebc1e222a662a32b25c0c9d20169ee</meta:generator>
    <dc:date>2021-07-24T15:59:55.253000000</dc:date>
    <meta:editing-duration>PT8H15M35S</meta:editing-duration>
    <meta:editing-cycles>21</meta:editing-cycles>
    <meta:document-statistic meta:table-count="0" meta:image-count="0" meta:object-count="0" meta:page-count="2" meta:paragraph-count="39" meta:word-count="294" meta:character-count="1692" meta:non-whitespace-character-count="1347"/>
  </office:meta>
</office:document-meta>
</file>